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eelawadee" svg:font-family="Leelawadee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loext:opacity="100%" officeooo:paragraph-rsid="001e5122"/>
    </style:style>
    <style:style style:name="P2" style:family="paragraph" style:parent-style-name="Standard">
      <style:paragraph-properties fo:text-align="center" style:justify-single-word="false"/>
      <style:text-properties style:font-name="Leelawadee" fo:font-size="24pt" fo:font-style="italic" style:text-underline-style="solid" style:text-underline-width="auto" style:text-underline-color="font-color" fo:font-weight="bold" officeooo:rsid="001e5122" officeooo:paragraph-rsid="001e5122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1" officeooo:paragraph-rsid="001e5122"/>
    </style:style>
    <style:style style:name="T1" style:family="text">
      <style:text-properties style:font-name="Leelawadee" fo:font-size="24pt" fo:font-style="italic" style:text-underline-style="solid" style:text-underline-width="auto" style:text-underline-color="font-color" fo:font-weight="bold" officeooo:rsid="001e5122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fo:font-style="normal" style:text-underline-style="none" fo:font-weight="normal" officeooo:rsid="001e5122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style:text-underline-style="none" fo:font-weight="normal" officeooo:rsid="001e5122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loext:opacity="100%" fo:font-size="14pt" officeooo:rsid="001e5122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o do list  </text:span><text:span text:style-name="T2">✓ </text:span><text:span text:style-name="T1">:</text:span></text:p>
      <text:p text:style-name="P2"/>
      <text:p text:style-name="P2"/>
      <text:list text:style-name="L1">
        <text:list-item>
          <text:p text:style-name="P3"><text:span text:style-name="T3">Redirigé les mail chez</text:span><text:span text:style-name="T4"> </text:span><text:span text:style-name="T5">Susana Barrer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eelawadee" svg:font-family="Leelawadee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9T18:09:09.856142200</meta:creation-date>
    <dc:date>2025-11-29T18:26:05.293927400</dc:date>
    <meta:editing-duration>PT17M1S</meta:editing-duration>
    <meta:editing-cycles>1</meta:editing-cycles>
    <meta:document-statistic meta:table-count="0" meta:image-count="0" meta:object-count="0" meta:page-count="1" meta:paragraph-count="2" meta:word-count="12" meta:character-count="53" meta:non-whitespace-character-count="43"/>
    <meta:generator>LibreOffice/25.2.2.2$Windows_X86_64 LibreOffice_project/7370d4be9e3cf6031a51beef54ff3bda878e3fac</meta:generator>
  </office:meta>
</office:document-meta>
</file>